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Lamentations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2-tx-Title-and-Text" presentation:presentation-page-layout-name="Master1-PPL12" draw:id="Slide-257">
        <draw:frame draw:id="id92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LAMENTATIONS 1</text:span><text:span text:style-name="a490" text:class-names=""/></text:p>
          </draw:text-box>
          <svg:title/>
          <svg:desc/>
        </draw:frame>
        <draw:frame draw:id="id93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HER SINS (1:8-9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HER SUFFERING (1:1-7, 10-11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3" draw:style-name="a503" draw:master-page-name="Master1-Layout13-twoColTx-Title-and-2-Column-Text" presentation:presentation-page-layout-name="Master1-PPL13" draw:id="Slide-258">
        <draw:frame draw:id="id94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HER SUFFERING (1:1-7, 10-11)<text:s text:c="1"/></text:span><text:span text:style-name="a505" text:class-names=""/></text:p>
          </draw:text-box>
          <svg:title/>
          <svg:desc/>
        </draw:frame>
        <draw:frame draw:id="id95" presentation:style-name="a520" draw:name="Text Placeholder 2" svg:x="1.38021in" svg:y="2in" svg:width="4.61632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Jerusalem sits alone, like a grief-stricken widow (1:1, 4).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She weeps throughout the night with no one to comfort her (1:2).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Judah has been taken into exile (1:3, 5).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  <draw:frame draw:id="id96" presentation:style-name="a536" draw:name="Text Placeholder 3" svg:x="6.16319in" svg:y="2in" svg:width="4.61632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Her former beauty and majesty are gone (1:6)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enemy laughs as she falls (1:7).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The enemy has looted her treasure and violated her Temple (1:10).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Her people are starving (1:11).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4" draw:style-name="a537" draw:master-page-name="Master1-Layout12-tx-Title-and-Text" presentation:presentation-page-layout-name="Master1-PPL12" draw:id="Slide-259">
        <draw:frame draw:id="id97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LAMENTATIONS 1</text:span><text:span text:style-name="a539" text:class-names=""/></text:p>
          </draw:text-box>
          <svg:title/>
          <svg:desc/>
        </draw:frame>
        <draw:frame draw:id="id98" presentation:style-name="a554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HER SINS (1:8-9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HER SUFFERING (1:1-7, 10-11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HER SPEECH (1:12-22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5" draw:style-name="a555" draw:master-page-name="Master1-Layout12-tx-Title-and-Text" presentation:presentation-page-layout-name="Master1-PPL12" draw:id="Slide-260">
        <draw:frame draw:id="id99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HER SPEECH (1:12-22)<text:s text:c="1"/></text:span><text:span text:style-name="a557" text:class-names=""/></text:p>
          </draw:text-box>
          <svg:title/>
          <svg:desc/>
        </draw:frame>
        <draw:frame draw:id="id100" presentation:style-name="a572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s text:c="1"/>The punishment (1:12-15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pain (1:16-21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prayer (1:22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6" draw:style-name="a573" draw:master-page-name="Master1-Layout12-tx-Title-and-Text" presentation:presentation-page-layout-name="Master1-PPL12" draw:id="Slide-261">
        <draw:frame draw:id="id101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LAMENTATIONS 1</text:span><text:span text:style-name="a575" text:class-names=""/></text:p>
          </draw:text-box>
          <svg:title/>
          <svg:desc/>
        </draw:frame>
        <draw:frame draw:id="id102" presentation:style-name="a590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HER SINS (1:8-9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HER SUFFERING (1:1-7, 10-11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HER SPEECH (1:12-22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7" draw:style-name="a591" draw:master-page-name="Master1-Layout1-title-Title-Slide" presentation:presentation-page-layout-name="Master1-PPL1" draw:id="Slide-262">
        <draw:frame draw:id="id103" presentation:style-name="a595" draw:name="Title 1" svg:x="1.38in" svg:y="0.83in" svg:width="10.3in" svg:height="4.42in" presentation:class="title" presentation:placeholder="false">
          <draw:text-box>
            <text:p text:style-name="a594" text:class-names="" text:cond-style-name=""><text:span text:style-name="a592" text:class-names="">LAMENTATIONS 2</text:span><text:span text:style-name="a593" text:class-names=""/></text:p>
          </draw:text-box>
          <svg:title/>
          <svg:desc/>
        </draw:frame>
        <draw:frame draw:id="id104" presentation:style-name="a600" draw:name="Subtitle 2" svg:x="1.38in" svg:y="5.25in" svg:width="10.3in" svg:height="1.85in" presentation:class="subtitle" presentation:placeholder="false">
          <draw:text-box>
            <text:p text:style-name="a597" text:class-names="" text:cond-style-name=""><text:span text:style-name="a596" text:class-names="">JERUSALEM'S CRISIS (2:1-19):<text:s text:c="1"/></text:span></text:p>
            <text:p text:style-name="a599" text:class-names="" text:cond-style-name=""><text:span text:style-name="a598" text:class-names=""/></text:p>
          </draw:text-box>
          <svg:title/>
          <svg:desc/>
        </draw:frame>
      </draw:page>
      <draw:page draw:name="Slide8" draw:style-name="a601" draw:master-page-name="Master1-Layout1-title-Title-Slide" presentation:presentation-page-layout-name="Master1-PPL1" draw:id="Slide-263">
        <draw:frame draw:id="id105" presentation:style-name="a605" draw:name="Title 1" svg:x="1.38in" svg:y="0.83in" svg:width="10.3in" svg:height="4.42in" presentation:class="title" presentation:placeholder="false">
          <draw:text-box>
            <text:p text:style-name="a604" text:class-names="" text:cond-style-name=""><text:span text:style-name="a602" text:class-names="">JERUSALEM'S CRISIS (2:1-19):<text:s text:c="1"/></text:span><text:span text:style-name="a603" text:class-names=""/></text:p>
          </draw:text-box>
          <svg:title/>
          <svg:desc/>
        </draw:frame>
        <draw:frame draw:id="id106" presentation:style-name="a610" draw:name="Subtitle 2" svg:x="1.38in" svg:y="5.25in" svg:width="10.3in" svg:height="1.85in" presentation:class="subtitle" presentation:placeholder="false">
          <draw:text-box>
            <text:p text:style-name="a607" text:class-names="" text:cond-style-name=""><text:span text:style-name="a606" text:class-names=""><text:s text:c="1"/>The agony (2:1-17)<text:s text:c="1"/></text:span></text:p>
            <text:p text:style-name="a609" text:class-names="" text:cond-style-name=""><text:span text:style-name="a608" text:class-names=""/></text:p>
          </draw:text-box>
          <svg:title/>
          <svg:desc/>
        </draw:frame>
      </draw:page>
      <draw:page draw:name="Slide9" draw:style-name="a611" draw:master-page-name="Master1-Layout12-tx-Title-and-Text" presentation:presentation-page-layout-name="Master1-PPL12" draw:id="Slide-264">
        <draw:frame draw:id="id107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<text:s text:c="1"/>The agony (2:1-17)<text:s text:c="1"/></text:span><text:span text:style-name="a613" text:class-names=""/></text:p>
          </draw:text-box>
          <svg:title/>
          <svg:desc/>
        </draw:frame>
        <draw:frame draw:id="id108" presentation:style-name="a625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The nation (2:2-5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The city (2:1, 8-9a, 13, 15-17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10" draw:style-name="a626" draw:master-page-name="Master1-Layout12-tx-Title-and-Text" presentation:presentation-page-layout-name="Master1-PPL12" draw:id="Slide-265">
        <draw:frame draw:id="id109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<text:s text:c="1"/>The city (2:1, 8-9a, 13, 15-17):<text:s text:c="1"/></text:span><text:span text:style-name="a628" text:class-names=""/></text:p>
          </draw:text-box>
          <svg:title/>
          <svg:desc/>
        </draw:frame>
        <draw:frame draw:id="id110" presentation:style-name="a646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<text:s text:c="1"/>Her walls and ramparts are destroyed (2:8).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Her gates sink into the ground (2:9a).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Her wound is as deep as the sea (2:13).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Her enemies scoff and jeer at her (2:15-17).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1" draw:style-name="a647" draw:master-page-name="Master1-Layout12-tx-Title-and-Text" presentation:presentation-page-layout-name="Master1-PPL12" draw:id="Slide-266">
        <draw:frame draw:id="id111" presentation:style-name="a651" draw:name="Title 1" svg:x="1.38in" svg:y="0.4in" svg:width="10.6in" svg:height="1.44965in" presentation:class="title" presentation:placeholder="false">
          <draw:text-box>
            <text:p text:style-name="a650" text:class-names="" text:cond-style-name=""><text:span text:style-name="a648" text:class-names=""><text:s text:c="1"/>The agony (2:1-17)<text:s text:c="1"/></text:span><text:span text:style-name="a649" text:class-names=""/></text:p>
          </draw:text-box>
          <svg:title/>
          <svg:desc/>
        </draw:frame>
        <draw:frame draw:id="id112" presentation:style-name="a667" draw:name="Text Placeholder 2" svg:x="1.38in" svg:y="2in" svg:width="9.4in" svg:height="4.75868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<text:s text:c="1"/>The nation (2:2-5):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The city (2:1, 8-9a, 13, 15-17):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The Temple (2:6-7):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The people (2:9b-12, 14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2" draw:style-name="a668" draw:master-page-name="Master1-Layout12-tx-Title-and-Text" presentation:presentation-page-layout-name="Master1-PPL12" draw:id="Slide-267">
        <draw:frame draw:id="id113" presentation:style-name="a672" draw:name="Title 1" svg:x="1.38in" svg:y="0.4in" svg:width="10.6in" svg:height="1.44965in" presentation:class="title" presentation:placeholder="false">
          <draw:text-box>
            <text:p text:style-name="a671" text:class-names="" text:cond-style-name=""><text:span text:style-name="a669" text:class-names=""><text:s text:c="1"/>The people (2:9b-12, 14)<text:s text:c="1"/></text:span><text:span text:style-name="a670" text:class-names=""/></text:p>
          </draw:text-box>
          <svg:title/>
          <svg:desc/>
        </draw:frame>
        <draw:frame draw:id="id114" presentation:style-name="a688" draw:name="Text Placeholder 2" svg:x="1.38in" svg:y="2in" svg:width="9.4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<text:s text:c="1"/>The displacement (2:9b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The darkness (2:9c, 14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<text:s text:c="1"/>The despair (2:10):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The deaths (2:11-12):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title/>
          <svg:desc/>
        </draw:frame>
      </draw:page>
      <draw:page draw:name="Slide13" draw:style-name="a689" draw:master-page-name="Master1-Layout12-tx-Title-and-Text" presentation:presentation-page-layout-name="Master1-PPL12" draw:id="Slide-268">
        <draw:frame draw:id="id115" presentation:style-name="a693" draw:name="Title 1" svg:x="1.38in" svg:y="0.4in" svg:width="10.6in" svg:height="1.44965in" presentation:class="title" presentation:placeholder="false">
          <draw:text-box>
            <text:p text:style-name="a692" text:class-names="" text:cond-style-name=""><text:span text:style-name="a690" text:class-names=""><text:s text:c="1"/>The agony (2:1-17)<text:s text:c="1"/></text:span><text:span text:style-name="a691" text:class-names=""/></text:p>
          </draw:text-box>
          <svg:title/>
          <svg:desc/>
        </draw:frame>
        <draw:frame draw:id="id116" presentation:style-name="a709" draw:name="Text Placeholder 2" svg:x="1.38in" svg:y="2in" svg:width="9.4in" svg:height="4.75868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94" text:class-names=""><text:s text:c="1"/>The nation (2:2-5):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The city (2:1, 8-9a, 13, 15-17):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<text:s text:c="1"/>The Temple (2:6-7):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<text:s text:c="1"/>The people (2:9b-12, 14)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/></text:p>
              </text:list-item>
            </text:list>
          </draw:text-box>
          <svg:title/>
          <svg:desc/>
        </draw:frame>
      </draw:page>
      <draw:page draw:name="Slide14" draw:style-name="a710" draw:master-page-name="Master1-Layout12-tx-Title-and-Text" presentation:presentation-page-layout-name="Master1-PPL12" draw:id="Slide-269">
        <draw:frame draw:id="id117" presentation:style-name="a714" draw:name="Title 1" svg:x="1.38in" svg:y="0.4in" svg:width="10.6in" svg:height="1.44965in" presentation:class="title" presentation:placeholder="false">
          <draw:text-box>
            <text:p text:style-name="a713" text:class-names="" text:cond-style-name=""><text:span text:style-name="a711" text:class-names="">JERUSALEM'S CRISIS (2:1-19):<text:s text:c="1"/></text:span><text:span text:style-name="a712" text:class-names=""/></text:p>
          </draw:text-box>
          <svg:title/>
          <svg:desc/>
        </draw:frame>
        <draw:frame draw:id="id118" presentation:style-name="a724" draw:name="Text Placeholder 2" svg:x="1.38in" svg:y="2in" svg:width="9.4in" svg:height="4.75868in" presentation:class="outline" presentation:placeholder="false">
          <draw:text-box>
            <text:list text:style-name="a717">
              <text:list-item>
                <text:p text:style-name="a716" text:class-names="" text:cond-style-name=""><text:span text:style-name="a715" text:class-names=""><text:s text:c="1"/>The agony (2:1-17)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<text:s text:c="1"/>The anguish (2:18-19):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/></text:p>
              </text:list-item>
            </text:list>
          </draw:text-box>
          <svg:title/>
          <svg:desc/>
        </draw:frame>
      </draw:page>
      <draw:page draw:name="Slide15" draw:style-name="a725" draw:master-page-name="Master1-Layout12-tx-Title-and-Text" presentation:presentation-page-layout-name="Master1-PPL12" draw:id="Slide-270">
        <draw:frame draw:id="id119" presentation:style-name="a729" draw:name="Title 1" svg:x="1.38in" svg:y="0.4in" svg:width="10.6in" svg:height="1.44965in" presentation:class="title" presentation:placeholder="false">
          <draw:text-box>
            <text:p text:style-name="a728" text:class-names="" text:cond-style-name=""><text:span text:style-name="a726" text:class-names="">LAMENTATIONS 2</text:span><text:span text:style-name="a727" text:class-names=""/></text:p>
          </draw:text-box>
          <svg:title/>
          <svg:desc/>
        </draw:frame>
        <draw:frame draw:id="id120" presentation:style-name="a739" draw:name="Text Placeholder 2" svg:x="1.38in" svg:y="2in" svg:width="9.4in" svg:height="4.75868in" presentation:class="outline" presentation:placeholder="false">
          <draw:text-box>
            <text:list text:style-name="a732">
              <text:list-item>
                <text:p text:style-name="a731" text:class-names="" text:cond-style-name=""><text:span text:style-name="a730" text:class-names="">JERUSALEM'S CRISIS (2:1-19):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JERUSALEM'S CRY (2:20-22):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</draw:text-box>
          <svg:title/>
          <svg:desc/>
        </draw:frame>
      </draw:page>
      <draw:page draw:name="Slide16" draw:style-name="a740" draw:master-page-name="Master1-Layout1-title-Title-Slide" presentation:presentation-page-layout-name="Master1-PPL1" draw:id="Slide-271">
        <draw:frame draw:id="id121" presentation:style-name="a744" draw:name="Title 1" svg:x="1.38in" svg:y="0.83in" svg:width="10.3in" svg:height="4.42in" presentation:class="title" presentation:placeholder="false">
          <draw:text-box>
            <text:p text:style-name="a743" text:class-names="" text:cond-style-name=""><text:span text:style-name="a741" text:class-names="">LAMENTATIONS 3</text:span><text:span text:style-name="a742" text:class-names=""/></text:p>
          </draw:text-box>
          <svg:title/>
          <svg:desc/>
        </draw:frame>
        <draw:frame draw:id="id122" presentation:style-name="a749" draw:name="Subtitle 2" svg:x="1.38in" svg:y="5.25in" svg:width="10.3in" svg:height="1.85in" presentation:class="subtitle" presentation:placeholder="false">
          <draw:text-box>
            <text:p text:style-name="a746" text:class-names="" text:cond-style-name=""><text:span text:style-name="a745" text:class-names="">THE AFFLICTIONS (3:1-20, 43-46, 52-66)<text:s text:c="1"/></text:span></text:p>
            <text:p text:style-name="a748" text:class-names="" text:cond-style-name=""><text:span text:style-name="a747" text:class-names=""/></text:p>
          </draw:text-box>
          <svg:title/>
          <svg:desc/>
        </draw:frame>
      </draw:page>
      <draw:page draw:name="Slide17" draw:style-name="a750" draw:master-page-name="Master1-Layout1-title-Title-Slide" presentation:presentation-page-layout-name="Master1-PPL1" draw:id="Slide-272">
        <draw:frame draw:id="id123" presentation:style-name="a754" draw:name="Title 1" svg:x="1.38in" svg:y="0.83in" svg:width="10.3in" svg:height="4.42in" presentation:class="title" presentation:placeholder="false">
          <draw:text-box>
            <text:p text:style-name="a753" text:class-names="" text:cond-style-name=""><text:span text:style-name="a751" text:class-names="">THE AFFLICTIONS (3:1-20, 43-46, 52-66)<text:s text:c="1"/></text:span><text:span text:style-name="a752" text:class-names=""/></text:p>
          </draw:text-box>
          <svg:title/>
          <svg:desc/>
        </draw:frame>
        <draw:frame draw:id="id124" presentation:style-name="a759" draw:name="Subtitle 2" svg:x="1.38in" svg:y="5.25in" svg:width="10.3in" svg:height="1.85in" presentation:class="subtitle" presentation:placeholder="false">
          <draw:text-box>
            <text:p text:style-name="a756" text:class-names="" text:cond-style-name=""><text:span text:style-name="a755" text:class-names=""><text:s text:c="1"/>Of Jeremiah (3:1-20, 52-66):<text:s text:c="1"/></text:span></text:p>
            <text:p text:style-name="a758" text:class-names="" text:cond-style-name=""><text:span text:style-name="a757" text:class-names=""/></text:p>
          </draw:text-box>
          <svg:title/>
          <svg:desc/>
        </draw:frame>
      </draw:page>
      <draw:page draw:name="Slide18" draw:style-name="a760" draw:master-page-name="Master1-Layout1-title-Title-Slide" presentation:presentation-page-layout-name="Master1-PPL1" draw:id="Slide-273">
        <draw:frame draw:id="id125" presentation:style-name="a764" draw:name="Title 1" svg:x="1.38in" svg:y="0.83in" svg:width="10.3in" svg:height="4.42in" presentation:class="title" presentation:placeholder="false">
          <draw:text-box>
            <text:p text:style-name="a763" text:class-names="" text:cond-style-name=""><text:span text:style-name="a761" text:class-names=""><text:s text:c="1"/>Of Jeremiah (3:1-20, 52-66):<text:s text:c="1"/></text:span><text:span text:style-name="a762" text:class-names=""/></text:p>
          </draw:text-box>
          <svg:title/>
          <svg:desc/>
        </draw:frame>
        <draw:frame draw:id="id126" presentation:style-name="a769" draw:name="Subtitle 2" svg:x="1.38in" svg:y="5.25in" svg:width="10.3in" svg:height="1.85in" presentation:class="subtitle" presentation:placeholder="false">
          <draw:text-box>
            <text:p text:style-name="a766" text:class-names="" text:cond-style-name=""><text:span text:style-name="a765" text:class-names=""><text:s text:c="1"/>From the Lord (3:1-20)<text:s text:c="1"/></text:span></text:p>
            <text:p text:style-name="a768" text:class-names="" text:cond-style-name=""><text:span text:style-name="a767" text:class-names=""/></text:p>
          </draw:text-box>
          <svg:title/>
          <svg:desc/>
        </draw:frame>
      </draw:page>
      <draw:page draw:name="Slide19" draw:style-name="a770" draw:master-page-name="Master1-Layout13-twoColTx-Title-and-2-Column-Text" presentation:presentation-page-layout-name="Master1-PPL13" draw:id="Slide-274">
        <draw:frame draw:id="id127" presentation:style-name="a774" draw:name="Title 1" svg:x="1.38in" svg:y="0.4in" svg:width="10.6in" svg:height="1.44965in" presentation:class="title" presentation:placeholder="false">
          <draw:text-box>
            <text:p text:style-name="a773" text:class-names="" text:cond-style-name=""><text:span text:style-name="a771" text:class-names=""><text:s text:c="1"/>From the Lord (3:1-20)<text:s text:c="1"/></text:span><text:span text:style-name="a772" text:class-names=""/></text:p>
          </draw:text-box>
          <svg:title/>
          <svg:desc/>
        </draw:frame>
        <draw:frame draw:id="id128" presentation:style-name="a793" draw:name="Text Placeholder 2" svg:x="1.38021in" svg:y="2in" svg:width="4.61632in" svg:height="4.75868in" presentation:class="outline" presentation:placeholder="false">
          <draw:text-box>
            <text:list text:style-name="a777">
              <text:list-item>
                <text:p text:style-name="a776" text:class-names="" text:cond-style-name=""><text:span text:style-name="a775" text:class-names=""><text:s text:c="1"/>The Lord brings him into deep darkness (3:2-3).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<text:s text:c="1"/>The Lord makes him old and breaks his bones (3:4).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<text:s text:c="1"/>The Lord walls him in a dark place and chains him down (3:5-7).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<text:s text:c="1"/>The Lord ignores his prayers (3:8).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<text:s text:c="1"/>The Lord blocks his path (3:9).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/></text:p>
              </text:list-item>
            </text:list>
          </draw:text-box>
          <svg:title/>
          <svg:desc/>
        </draw:frame>
        <draw:frame draw:id="id129" presentation:style-name="a812" draw:name="Text Placeholder 3" svg:x="6.16319in" svg:y="2in" svg:width="4.61632in" svg:height="4.75868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4" text:class-names=""><text:s text:c="1"/>The Lord attacks him like a bear (3:10-11).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<text:s text:c="1"/>The Lord pierces his heart with arrows (3:12-13).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<text:s text:c="1"/>The Lord makes him the object of ridicule (3:14).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<text:s text:c="1"/>The Lord fills him with bitterness (3:15).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<text:s text:c="1"/>The Lord takes away his peace and prosperity (3:16-20).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/></text:p>
              </text:list-item>
            </text:list>
          </draw:text-box>
          <svg:title/>
          <svg:desc/>
        </draw:frame>
      </draw:page>
      <draw:page draw:name="Slide20" draw:style-name="a813" draw:master-page-name="Master1-Layout12-tx-Title-and-Text" presentation:presentation-page-layout-name="Master1-PPL12" draw:id="Slide-275">
        <draw:frame draw:id="id130" presentation:style-name="a817" draw:name="Title 1" svg:x="1.38in" svg:y="0.4in" svg:width="10.6in" svg:height="1.44965in" presentation:class="title" presentation:placeholder="false">
          <draw:text-box>
            <text:p text:style-name="a816" text:class-names="" text:cond-style-name=""><text:span text:style-name="a814" text:class-names=""><text:s text:c="1"/>Of Jeremiah (3:1-20, 52-66):<text:s text:c="1"/></text:span><text:span text:style-name="a815" text:class-names=""/></text:p>
          </draw:text-box>
          <svg:title/>
          <svg:desc/>
        </draw:frame>
        <draw:frame draw:id="id131" presentation:style-name="a827" draw:name="Text Placeholder 2" svg:x="1.38in" svg:y="2in" svg:width="9.4in" svg:height="4.75868in" presentation:class="outline" presentation:placeholder="false">
          <draw:text-box>
            <text:list text:style-name="a820">
              <text:list-item>
                <text:p text:style-name="a819" text:class-names="" text:cond-style-name=""><text:span text:style-name="a818" text:class-names=""><text:s text:c="1"/>From the Lord (3:1-20)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<text:s text:c="1"/>From the people (3:52-66):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/></text:p>
              </text:list-item>
            </text:list>
          </draw:text-box>
          <svg:title/>
          <svg:desc/>
        </draw:frame>
      </draw:page>
      <draw:page draw:name="Slide21" draw:style-name="a828" draw:master-page-name="Master1-Layout12-tx-Title-and-Text" presentation:presentation-page-layout-name="Master1-PPL12" draw:id="Slide-276">
        <draw:frame draw:id="id132" presentation:style-name="a832" draw:name="Title 1" svg:x="1.38in" svg:y="0.4in" svg:width="10.6in" svg:height="1.44965in" presentation:class="title" presentation:placeholder="false">
          <draw:text-box>
            <text:p text:style-name="a831" text:class-names="" text:cond-style-name=""><text:span text:style-name="a829" text:class-names="">THE AFFLICTIONS (3:1-20, 43-46, 52-66)<text:s text:c="1"/></text:span><text:span text:style-name="a830" text:class-names=""/></text:p>
          </draw:text-box>
          <svg:title/>
          <svg:desc/>
        </draw:frame>
        <draw:frame draw:id="id133" presentation:style-name="a842" draw:name="Text Placeholder 2" svg:x="1.38in" svg:y="2in" svg:width="9.4in" svg:height="4.75868in" presentation:class="outline" presentation:placeholder="false">
          <draw:text-box>
            <text:list text:style-name="a835">
              <text:list-item>
                <text:p text:style-name="a834" text:class-names="" text:cond-style-name=""><text:span text:style-name="a833" text:class-names=""><text:s text:c="1"/>Of Jeremiah (3:1-20, 52-66):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<text:s text:c="1"/>Of Jerusalem (3:43-46)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/></text:p>
              </text:list-item>
            </text:list>
          </draw:text-box>
          <svg:title/>
          <svg:desc/>
        </draw:frame>
      </draw:page>
      <draw:page draw:name="Slide22" draw:style-name="a843" draw:master-page-name="Master1-Layout1-title-Title-Slide" presentation:presentation-page-layout-name="Master1-PPL1" draw:id="Slide-277">
        <draw:frame draw:id="id134" presentation:style-name="a847" draw:name="Title 1" svg:x="1.38in" svg:y="0.83in" svg:width="10.3in" svg:height="4.42in" presentation:class="title" presentation:placeholder="false">
          <draw:text-box>
            <text:p text:style-name="a846" text:class-names="" text:cond-style-name=""><text:span text:style-name="a844" text:class-names=""><text:s text:c="1"/>Of Jerusalem (3:43-46)<text:s text:c="1"/></text:span><text:span text:style-name="a845" text:class-names=""/></text:p>
          </draw:text-box>
          <svg:title/>
          <svg:desc/>
        </draw:frame>
        <draw:frame draw:id="id135" presentation:style-name="a852" draw:name="Subtitle 2" svg:x="1.38in" svg:y="5.25in" svg:width="10.3in" svg:height="1.85in" presentation:class="subtitle" presentation:placeholder="false">
          <draw:text-box>
            <text:p text:style-name="a849" text:class-names="" text:cond-style-name=""><text:span text:style-name="a848" text:class-names=""><text:s text:c="1"/>From the Lord (3:43-45):<text:s text:c="1"/></text:span></text:p>
            <text:p text:style-name="a851" text:class-names="" text:cond-style-name=""><text:span text:style-name="a850" text:class-names=""/></text:p>
          </draw:text-box>
          <svg:title/>
          <svg:desc/>
        </draw:frame>
      </draw:page>
      <draw:page draw:name="Slide23" draw:style-name="a853" draw:master-page-name="Master1-Layout12-tx-Title-and-Text" presentation:presentation-page-layout-name="Master1-PPL12" draw:id="Slide-278">
        <draw:frame draw:id="id136" presentation:style-name="a857" draw:name="Title 1" svg:x="1.38in" svg:y="0.4in" svg:width="10.6in" svg:height="1.44965in" presentation:class="title" presentation:placeholder="false">
          <draw:text-box>
            <text:p text:style-name="a856" text:class-names="" text:cond-style-name=""><text:span text:style-name="a854" text:class-names=""><text:s text:c="1"/>From the Lord (3:43-45):<text:s text:c="1"/></text:span><text:span text:style-name="a855" text:class-names=""/></text:p>
          </draw:text-box>
          <svg:title/>
          <svg:desc/>
        </draw:frame>
        <draw:frame draw:id="id137" presentation:style-name="a870" draw:name="Text Placeholder 2" svg:x="1.38in" svg:y="2in" svg:width="9.4in" svg:height="4.75868in" presentation:class="outline" presentation:placeholder="false">
          <draw:text-box>
            <text:list text:style-name="a860">
              <text:list-item>
                <text:p text:style-name="a859" text:class-names="" text:cond-style-name=""><text:span text:style-name="a858" text:class-names=""><text:s text:c="1"/>He has chased them down and slaughtered them without mercy (3:43).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<text:s text:c="1"/>He refuses to hear their prayers (3:44).<text:s text:c="1"/>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<text:s text:c="1"/>He has discarded them as garbage (3:45).<text:s text:c="1"/>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/></text:p>
              </text:list-item>
            </text:list>
          </draw:text-box>
          <svg:title/>
          <svg:desc/>
        </draw:frame>
      </draw:page>
      <draw:page draw:name="Slide24" draw:style-name="a871" draw:master-page-name="Master1-Layout12-tx-Title-and-Text" presentation:presentation-page-layout-name="Master1-PPL12" draw:id="Slide-279">
        <draw:frame draw:id="id138" presentation:style-name="a875" draw:name="Title 1" svg:x="1.38in" svg:y="0.4in" svg:width="10.6in" svg:height="1.44965in" presentation:class="title" presentation:placeholder="false">
          <draw:text-box>
            <text:p text:style-name="a874" text:class-names="" text:cond-style-name=""><text:span text:style-name="a872" text:class-names=""><text:s text:c="1"/>Of Jerusalem (3:43-46)<text:s text:c="1"/></text:span><text:span text:style-name="a873" text:class-names=""/></text:p>
          </draw:text-box>
          <svg:title/>
          <svg:desc/>
        </draw:frame>
        <draw:frame draw:id="id139" presentation:style-name="a885" draw:name="Text Placeholder 2" svg:x="1.38in" svg:y="2in" svg:width="9.4in" svg:height="4.75868in" presentation:class="outline" presentation:placeholder="false">
          <draw:text-box>
            <text:list text:style-name="a878">
              <text:list-item>
                <text:p text:style-name="a877" text:class-names="" text:cond-style-name=""><text:span text:style-name="a876" text:class-names=""><text:s text:c="1"/>From the Lord (3:43-45):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<text:s text:c="1"/>From their enemies (3:46):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/></text:p>
              </text:list-item>
            </text:list>
          </draw:text-box>
          <svg:title/>
          <svg:desc/>
        </draw:frame>
      </draw:page>
      <draw:page draw:name="Slide25" draw:style-name="a886" draw:master-page-name="Master1-Layout12-tx-Title-and-Text" presentation:presentation-page-layout-name="Master1-PPL12" draw:id="Slide-280">
        <draw:frame draw:id="id140" presentation:style-name="a890" draw:name="Title 1" svg:x="1.38in" svg:y="0.4in" svg:width="10.6in" svg:height="1.44965in" presentation:class="title" presentation:placeholder="false">
          <draw:text-box>
            <text:p text:style-name="a889" text:class-names="" text:cond-style-name=""><text:span text:style-name="a887" text:class-names="">THE AFFLICTIONS (3:1-20, 43-46, 52-66)<text:s text:c="1"/></text:span><text:span text:style-name="a888" text:class-names=""/></text:p>
          </draw:text-box>
          <svg:title/>
          <svg:desc/>
        </draw:frame>
        <draw:frame draw:id="id141" presentation:style-name="a900" draw:name="Text Placeholder 2" svg:x="1.38in" svg:y="2in" svg:width="9.4in" svg:height="4.75868in" presentation:class="outline" presentation:placeholder="false">
          <draw:text-box>
            <text:list text:style-name="a893">
              <text:list-item>
                <text:p text:style-name="a892" text:class-names="" text:cond-style-name=""><text:span text:style-name="a891" text:class-names=""><text:s text:c="1"/>Of Jeremiah (3:1-20, 52-66):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><text:s text:c="1"/>Of Jerusalem (3:43-46)<text:s text:c="1"/>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/></text:p>
              </text:list-item>
            </text:list>
          </draw:text-box>
          <svg:title/>
          <svg:desc/>
        </draw:frame>
      </draw:page>
      <draw:page draw:name="Slide26" draw:style-name="a901" draw:master-page-name="Master1-Layout12-tx-Title-and-Text" presentation:presentation-page-layout-name="Master1-PPL12" draw:id="Slide-281">
        <draw:frame draw:id="id142" presentation:style-name="a905" draw:name="Title 1" svg:x="1.38in" svg:y="0.4in" svg:width="10.6in" svg:height="1.44965in" presentation:class="title" presentation:placeholder="false">
          <draw:text-box>
            <text:p text:style-name="a904" text:class-names="" text:cond-style-name=""><text:span text:style-name="a902" text:class-names="">LAMENTATIONS 3</text:span><text:span text:style-name="a903" text:class-names=""/></text:p>
          </draw:text-box>
          <svg:title/>
          <svg:desc/>
        </draw:frame>
        <draw:frame draw:id="id143" presentation:style-name="a921" draw:name="Text Placeholder 2" svg:x="1.38in" svg:y="2in" svg:width="9.4in" svg:height="4.75868in" presentation:class="outline" presentation:placeholder="false">
          <draw:text-box>
            <text:list text:style-name="a908">
              <text:list-item>
                <text:p text:style-name="a907" text:class-names="" text:cond-style-name=""><text:span text:style-name="a906" text:class-names="">THE AFFLICTIONS (3:1-20, 43-46, 52-66)<text:s text:c="1"/>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>THE AGONY (3:47-51):<text:s text:c="1"/>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THE ASSURANCE (3:21-24, 31-33):<text:s text:c="1"/>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THE ADMONITION (3:25-30, 34-42):<text:s text:c="1"/>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/></text:p>
              </text:list-item>
            </text:list>
          </draw:text-box>
          <svg:title/>
          <svg:desc/>
        </draw:frame>
      </draw:page>
      <draw:page draw:name="Slide27" draw:style-name="a922" draw:master-page-name="Master1-Layout12-tx-Title-and-Text" presentation:presentation-page-layout-name="Master1-PPL12" draw:id="Slide-282">
        <draw:frame draw:id="id144" presentation:style-name="a926" draw:name="Title 1" svg:x="1.38in" svg:y="0.4in" svg:width="10.6in" svg:height="1.44965in" presentation:class="title" presentation:placeholder="false">
          <draw:text-box>
            <text:p text:style-name="a925" text:class-names="" text:cond-style-name=""><text:span text:style-name="a923" text:class-names="">THE ADMONITION (3:25-30, 34-42):<text:s text:c="1"/></text:span><text:span text:style-name="a924" text:class-names=""/></text:p>
          </draw:text-box>
          <svg:title/>
          <svg:desc/>
        </draw:frame>
        <draw:frame draw:id="id145" presentation:style-name="a939" draw:name="Text Placeholder 2" svg:x="1.38in" svg:y="2in" svg:width="9.4in" svg:height="4.75868in" presentation:class="outline" presentation:placeholder="false">
          <draw:text-box>
            <text:list text:style-name="a929">
              <text:list-item>
                <text:p text:style-name="a928" text:class-names="" text:cond-style-name=""><text:span text:style-name="a927" text:class-names=""><text:s text:c="1"/>Wait patiently for the Lord to respond (3:25-26).<text:s text:c="1"/>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<text:s text:c="1"/>Accept the Lord's discipline (3:27-30, 34-39).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<text:s text:c="1"/>Repent of your sin (3:40-42).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/></text:p>
              </text:list-item>
            </text:list>
          </draw:text-box>
          <svg:title/>
          <svg:desc/>
        </draw:frame>
      </draw:page>
      <draw:page draw:name="Slide28" draw:style-name="a940" draw:master-page-name="Master1-Layout12-tx-Title-and-Text" presentation:presentation-page-layout-name="Master1-PPL12" draw:id="Slide-283">
        <draw:frame draw:id="id146" presentation:style-name="a944" draw:name="Title 1" svg:x="1.38in" svg:y="0.4in" svg:width="10.6in" svg:height="1.44965in" presentation:class="title" presentation:placeholder="false">
          <draw:text-box>
            <text:p text:style-name="a943" text:class-names="" text:cond-style-name=""><text:span text:style-name="a941" text:class-names="">LAMENTATIONS 3</text:span><text:span text:style-name="a942" text:class-names=""/></text:p>
          </draw:text-box>
          <svg:title/>
          <svg:desc/>
        </draw:frame>
        <draw:frame draw:id="id147" presentation:style-name="a960" draw:name="Text Placeholder 2" svg:x="1.38in" svg:y="2in" svg:width="9.4in" svg:height="4.75868in" presentation:class="outline" presentation:placeholder="false">
          <draw:text-box>
            <text:list text:style-name="a947">
              <text:list-item>
                <text:p text:style-name="a946" text:class-names="" text:cond-style-name=""><text:span text:style-name="a945" text:class-names="">THE AFFLICTIONS (3:1-20, 43-46, 52-66)<text:s text:c="1"/>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>THE AGONY (3:47-51):<text:s text:c="1"/>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>THE ASSURANCE (3:21-24, 31-33):<text:s text:c="1"/>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>THE ADMONITION (3:25-30, 34-42):<text:s text:c="1"/></text:span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/></text:p>
              </text:list-item>
            </text:list>
          </draw:text-box>
          <svg:title/>
          <svg:desc/>
        </draw:frame>
      </draw:page>
      <draw:page draw:name="Slide29" draw:style-name="a961" draw:master-page-name="Master1-Layout1-title-Title-Slide" presentation:presentation-page-layout-name="Master1-PPL1" draw:id="Slide-284">
        <draw:frame draw:id="id148" presentation:style-name="a965" draw:name="Title 1" svg:x="1.38in" svg:y="0.83in" svg:width="10.3in" svg:height="4.42in" presentation:class="title" presentation:placeholder="false">
          <draw:text-box>
            <text:p text:style-name="a964" text:class-names="" text:cond-style-name=""><text:span text:style-name="a962" text:class-names="">LAMENTATIONS 4</text:span><text:span text:style-name="a963" text:class-names=""/></text:p>
          </draw:text-box>
          <svg:title/>
          <svg:desc/>
        </draw:frame>
        <draw:frame draw:id="id149" presentation:style-name="a970" draw:name="Subtitle 2" svg:x="1.38in" svg:y="5.25in" svg:width="10.3in" svg:height="1.85in" presentation:class="subtitle" presentation:placeholder="false">
          <draw:text-box>
            <text:p text:style-name="a967" text:class-names="" text:cond-style-name=""><text:span text:style-name="a966" text:class-names="">JERUSALEM'S CURRENT JUDGMENT (4:1-20)<text:s text:c="1"/></text:span></text:p>
            <text:p text:style-name="a969" text:class-names="" text:cond-style-name=""><text:span text:style-name="a968" text:class-names=""/></text:p>
          </draw:text-box>
          <svg:title/>
          <svg:desc/>
        </draw:frame>
      </draw:page>
      <draw:page draw:name="Slide30" draw:style-name="a971" draw:master-page-name="Master1-Layout1-title-Title-Slide" presentation:presentation-page-layout-name="Master1-PPL1" draw:id="Slide-285">
        <draw:frame draw:id="id150" presentation:style-name="a975" draw:name="Title 1" svg:x="1.38in" svg:y="0.83in" svg:width="10.3in" svg:height="4.42in" presentation:class="title" presentation:placeholder="false">
          <draw:text-box>
            <text:p text:style-name="a974" text:class-names="" text:cond-style-name=""><text:span text:style-name="a972" text:class-names="">JERUSALEM'S CURRENT JUDGMENT (4:1-20)<text:s text:c="1"/></text:span><text:span text:style-name="a973" text:class-names=""/></text:p>
          </draw:text-box>
          <svg:title/>
          <svg:desc/>
        </draw:frame>
        <draw:frame draw:id="id151" presentation:style-name="a980" draw:name="Subtitle 2" svg:x="1.38in" svg:y="5.25in" svg:width="10.3in" svg:height="1.85in" presentation:class="subtitle" presentation:placeholder="false">
          <draw:text-box>
            <text:p text:style-name="a977" text:class-names="" text:cond-style-name=""><text:span text:style-name="a976" text:class-names=""><text:s text:c="1"/>The consequences (4:1-10):<text:s text:c="1"/></text:span></text:p>
            <text:p text:style-name="a979" text:class-names="" text:cond-style-name=""><text:span text:style-name="a978" text:class-names=""/></text:p>
          </draw:text-box>
          <svg:title/>
          <svg:desc/>
        </draw:frame>
      </draw:page>
      <draw:page draw:name="Slide31" draw:style-name="a981" draw:master-page-name="Master1-Layout12-tx-Title-and-Text" presentation:presentation-page-layout-name="Master1-PPL12" draw:id="Slide-286">
        <draw:frame draw:id="id152" presentation:style-name="a985" draw:name="Title 1" svg:x="1.38in" svg:y="0.4in" svg:width="10.6in" svg:height="1.44965in" presentation:class="title" presentation:placeholder="false">
          <draw:text-box>
            <text:p text:style-name="a984" text:class-names="" text:cond-style-name=""><text:span text:style-name="a982" text:class-names=""><text:s text:c="1"/>The consequences (4:1-10):<text:s text:c="1"/></text:span><text:span text:style-name="a983" text:class-names=""/></text:p>
          </draw:text-box>
          <svg:title/>
          <svg:desc/>
        </draw:frame>
        <draw:frame draw:id="id153" presentation:style-name="a1001" draw:name="Text Placeholder 2" svg:x="1.38in" svg:y="2in" svg:width="9.4in" svg:height="4.75868in" presentation:class="outline" presentation:placeholder="false">
          <draw:text-box>
            <text:list text:style-name="a988">
              <text:list-item>
                <text:p text:style-name="a987" text:class-names="" text:cond-style-name=""><text:span text:style-name="a986" text:class-names=""><text:s text:c="1"/>Children (4:1-4)<text:s text:c="1"/>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><text:s text:c="1"/>Rich people (4:5-6)<text:s text:c="1"/>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><text:s text:c="1"/>Princes (4:7-9)<text:s text:c="1"/>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><text:s text:c="1"/>Mothers (4:10)<text:s text:c="1"/>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/></text:p>
              </text:list-item>
            </text:list>
          </draw:text-box>
          <svg:title/>
          <svg:desc/>
        </draw:frame>
      </draw:page>
      <draw:page draw:name="Slide32" draw:style-name="a1002" draw:master-page-name="Master1-Layout12-tx-Title-and-Text" presentation:presentation-page-layout-name="Master1-PPL12" draw:id="Slide-287">
        <draw:frame draw:id="id154" presentation:style-name="a1006" draw:name="Title 1" svg:x="1.38in" svg:y="0.4in" svg:width="10.6in" svg:height="1.44965in" presentation:class="title" presentation:placeholder="false">
          <draw:text-box>
            <text:p text:style-name="a1005" text:class-names="" text:cond-style-name=""><text:span text:style-name="a1003" text:class-names="">JERUSALEM'S CURRENT JUDGMENT (4:1-20)<text:s text:c="1"/></text:span><text:span text:style-name="a1004" text:class-names=""/></text:p>
          </draw:text-box>
          <svg:title/>
          <svg:desc/>
        </draw:frame>
        <draw:frame draw:id="id155" presentation:style-name="a1016" draw:name="Text Placeholder 2" svg:x="1.38in" svg:y="2in" svg:width="9.4in" svg:height="4.75868in" presentation:class="outline" presentation:placeholder="false">
          <draw:text-box>
            <text:list text:style-name="a1009">
              <text:list-item>
                <text:p text:style-name="a1008" text:class-names="" text:cond-style-name=""><text:span text:style-name="a1007" text:class-names=""><text:s text:c="1"/>The consequences (4:1-10):<text:s text:c="1"/>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><text:s text:c="1"/>The causes (4:11-20)<text:s text:c="1"/>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/></text:p>
              </text:list-item>
            </text:list>
          </draw:text-box>
          <svg:title/>
          <svg:desc/>
        </draw:frame>
      </draw:page>
      <draw:page draw:name="Slide33" draw:style-name="a1017" draw:master-page-name="Master1-Layout12-tx-Title-and-Text" presentation:presentation-page-layout-name="Master1-PPL12" draw:id="Slide-288">
        <draw:frame draw:id="id156" presentation:style-name="a1021" draw:name="Title 1" svg:x="1.38in" svg:y="0.4in" svg:width="10.6in" svg:height="1.44965in" presentation:class="title" presentation:placeholder="false">
          <draw:text-box>
            <text:p text:style-name="a1020" text:class-names="" text:cond-style-name=""><text:span text:style-name="a1018" text:class-names=""><text:s text:c="1"/>The causes (4:11-20)<text:s text:c="1"/></text:span><text:span text:style-name="a1019" text:class-names=""/></text:p>
          </draw:text-box>
          <svg:title/>
          <svg:desc/>
        </draw:frame>
        <draw:frame draw:id="id157" presentation:style-name="a1031" draw:name="Text Placeholder 2" svg:x="1.38in" svg:y="2in" svg:width="9.4in" svg:height="4.75868in" presentation:class="outline" presentation:placeholder="false">
          <draw:text-box>
            <text:list text:style-name="a1024">
              <text:list-item>
                <text:p text:style-name="a1023" text:class-names="" text:cond-style-name=""><text:span text:style-name="a1022" text:class-names=""><text:s text:c="1"/>The priests' and prophets' sins (4:11-16):<text:s text:c="1"/>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><text:s text:c="1"/>The enemy's strength (4:17-20):<text:s text:c="1"/>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/></text:p>
              </text:list-item>
            </text:list>
          </draw:text-box>
          <svg:title/>
          <svg:desc/>
        </draw:frame>
      </draw:page>
      <draw:page draw:name="Slide34" draw:style-name="a1032" draw:master-page-name="Master1-Layout12-tx-Title-and-Text" presentation:presentation-page-layout-name="Master1-PPL12" draw:id="Slide-289">
        <draw:frame draw:id="id158" presentation:style-name="a1036" draw:name="Title 1" svg:x="1.38in" svg:y="0.4in" svg:width="10.6in" svg:height="1.44965in" presentation:class="title" presentation:placeholder="false">
          <draw:text-box>
            <text:p text:style-name="a1035" text:class-names="" text:cond-style-name=""><text:span text:style-name="a1033" text:class-names="">JERUSALEM'S CURRENT JUDGMENT (4:1-20)<text:s text:c="1"/></text:span><text:span text:style-name="a1034" text:class-names=""/></text:p>
          </draw:text-box>
          <svg:title/>
          <svg:desc/>
        </draw:frame>
        <draw:frame draw:id="id159" presentation:style-name="a1046" draw:name="Text Placeholder 2" svg:x="1.38in" svg:y="2in" svg:width="9.4in" svg:height="4.75868in" presentation:class="outline" presentation:placeholder="false">
          <draw:text-box>
            <text:list text:style-name="a1039">
              <text:list-item>
                <text:p text:style-name="a1038" text:class-names="" text:cond-style-name=""><text:span text:style-name="a1037" text:class-names=""><text:s text:c="1"/>The consequences (4:1-10):<text:s text:c="1"/>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<text:s text:c="1"/>The causes (4:11-20)<text:s text:c="1"/>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/></text:p>
              </text:list-item>
            </text:list>
          </draw:text-box>
          <svg:title/>
          <svg:desc/>
        </draw:frame>
      </draw:page>
      <draw:page draw:name="Slide35" draw:style-name="a1047" draw:master-page-name="Master1-Layout12-tx-Title-and-Text" presentation:presentation-page-layout-name="Master1-PPL12" draw:id="Slide-290">
        <draw:frame draw:id="id160" presentation:style-name="a1051" draw:name="Title 1" svg:x="1.38in" svg:y="0.4in" svg:width="10.6in" svg:height="1.44965in" presentation:class="title" presentation:placeholder="false">
          <draw:text-box>
            <text:p text:style-name="a1050" text:class-names="" text:cond-style-name=""><text:span text:style-name="a1048" text:class-names="">LAMENTATIONS 4</text:span><text:span text:style-name="a1049" text:class-names=""/></text:p>
          </draw:text-box>
          <svg:title/>
          <svg:desc/>
        </draw:frame>
        <draw:frame draw:id="id161" presentation:style-name="a1061" draw:name="Text Placeholder 2" svg:x="1.38in" svg:y="2in" svg:width="9.4in" svg:height="4.75868in" presentation:class="outline" presentation:placeholder="false">
          <draw:text-box>
            <text:list text:style-name="a1054">
              <text:list-item>
                <text:p text:style-name="a1053" text:class-names="" text:cond-style-name=""><text:span text:style-name="a1052" text:class-names="">JERUSALEM'S CURRENT JUDGMENT (4:1-20)<text:s text:c="1"/>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>EDOM'S COMING JUDGMENT (4:21-22):<text:s text:c="1"/>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/></text:p>
              </text:list-item>
            </text:list>
          </draw:text-box>
          <svg:title/>
          <svg:desc/>
        </draw:frame>
      </draw:page>
      <draw:page draw:name="Slide36" draw:style-name="a1062" draw:master-page-name="Master1-Layout1-title-Title-Slide" presentation:presentation-page-layout-name="Master1-PPL1" draw:id="Slide-291">
        <draw:frame draw:id="id162" presentation:style-name="a1066" draw:name="Title 1" svg:x="1.38in" svg:y="0.83in" svg:width="10.3in" svg:height="4.42in" presentation:class="title" presentation:placeholder="false">
          <draw:text-box>
            <text:p text:style-name="a1065" text:class-names="" text:cond-style-name=""><text:span text:style-name="a1063" text:class-names="">SECTION OUTLINE FIVE (LAMENTATIONS 5)<text:s text:c="1"/></text:span><text:span text:style-name="a1064" text:class-names=""/></text:p>
          </draw:text-box>
          <svg:title/>
          <svg:desc/>
        </draw:frame>
        <draw:frame draw:id="id163" presentation:style-name="a1071" draw:name="Subtitle 2" svg:x="1.38in" svg:y="5.25in" svg:width="10.3in" svg:height="1.85in" presentation:class="subtitle" presentation:placeholder="false">
          <draw:text-box>
            <text:p text:style-name="a1068" text:class-names="" text:cond-style-name=""><text:span text:style-name="a1067" text:class-names="">REMEMBER US (5:1-18):<text:s text:c="1"/></text:span></text:p>
            <text:p text:style-name="a1070" text:class-names="" text:cond-style-name=""><text:span text:style-name="a1069" text:class-names=""/></text:p>
          </draw:text-box>
          <svg:title/>
          <svg:desc/>
        </draw:frame>
      </draw:page>
      <draw:page draw:name="Slide37" draw:style-name="a1072" draw:master-page-name="Master1-Layout1-title-Title-Slide" presentation:presentation-page-layout-name="Master1-PPL1" draw:id="Slide-292">
        <draw:frame draw:id="id164" presentation:style-name="a1076" draw:name="Title 1" svg:x="1.38in" svg:y="0.83in" svg:width="10.3in" svg:height="4.42in" presentation:class="title" presentation:placeholder="false">
          <draw:text-box>
            <text:p text:style-name="a1075" text:class-names="" text:cond-style-name=""><text:span text:style-name="a1073" text:class-names="">REMEMBER US (5:1-18):<text:s text:c="1"/></text:span><text:span text:style-name="a1074" text:class-names=""/></text:p>
          </draw:text-box>
          <svg:title/>
          <svg:desc/>
        </draw:frame>
        <draw:frame draw:id="id165" presentation:style-name="a1081" draw:name="Subtitle 2" svg:x="1.38in" svg:y="5.25in" svg:width="10.3in" svg:height="1.85in" presentation:class="subtitle" presentation:placeholder="false">
          <draw:text-box>
            <text:p text:style-name="a1078" text:class-names="" text:cond-style-name=""><text:span text:style-name="a1077" text:class-names=""><text:s text:c="1"/>The suffering (5:2-14):<text:s text:c="1"/></text:span></text:p>
            <text:p text:style-name="a1080" text:class-names="" text:cond-style-name=""><text:span text:style-name="a1079" text:class-names=""/></text:p>
          </draw:text-box>
          <svg:title/>
          <svg:desc/>
        </draw:frame>
      </draw:page>
      <draw:page draw:name="Slide38" draw:style-name="a1082" draw:master-page-name="Master1-Layout13-twoColTx-Title-and-2-Column-Text" presentation:presentation-page-layout-name="Master1-PPL13" draw:id="Slide-293">
        <draw:frame draw:id="id166" presentation:style-name="a1086" draw:name="Title 1" svg:x="1.38in" svg:y="0.4in" svg:width="10.6in" svg:height="1.44965in" presentation:class="title" presentation:placeholder="false">
          <draw:text-box>
            <text:p text:style-name="a1085" text:class-names="" text:cond-style-name=""><text:span text:style-name="a1083" text:class-names=""><text:s text:c="1"/>The suffering (5:2-14):<text:s text:c="1"/></text:span><text:span text:style-name="a1084" text:class-names=""/></text:p>
          </draw:text-box>
          <svg:title/>
          <svg:desc/>
        </draw:frame>
        <draw:frame draw:id="id167" presentation:style-name="a1099" draw:name="Text Placeholder 2" svg:x="1.38021in" svg:y="2in" svg:width="4.61632in" svg:height="4.75868in" presentation:class="outline" presentation:placeholder="false">
          <draw:text-box>
            <text:list text:style-name="a1089">
              <text:list-item>
                <text:p text:style-name="a1088" text:class-names="" text:cond-style-name=""><text:span text:style-name="a1087" text:class-names=""><text:s text:c="1"/>The homeless (5:2)<text:s text:c="1"/></text:span></text:p>
              </text:list-item>
            </text:list>
            <text:list text:style-name="a1092">
              <text:list-item>
                <text:p text:style-name="a1091" text:class-names="" text:cond-style-name=""><text:span text:style-name="a1090" text:class-names=""><text:s text:c="1"/>The fatherless (5:3)<text:s text:c="1"/></text:span></text:p>
              </text:list-item>
            </text:list>
            <text:list text:style-name="a1095">
              <text:list-item>
                <text:p text:style-name="a1094" text:class-names="" text:cond-style-name=""><text:span text:style-name="a1093" text:class-names=""><text:s text:c="1"/>The hungry (5:4, 6-7, 9-10)<text:s text:c="1"/></text:span></text:p>
              </text:list-item>
            </text:list>
            <text:list text:style-name="a1098">
              <text:list-item>
                <text:p text:style-name="a1097" text:class-names="" text:cond-style-name=""><text:span text:style-name="a1096" text:class-names=""/></text:p>
              </text:list-item>
            </text:list>
          </draw:text-box>
          <svg:title/>
          <svg:desc/>
        </draw:frame>
        <draw:frame draw:id="id168" presentation:style-name="a1115" draw:name="Text Placeholder 3" svg:x="6.16319in" svg:y="2in" svg:width="4.61632in" svg:height="4.75868in" presentation:class="outline" presentation:placeholder="false">
          <draw:text-box>
            <text:list text:style-name="a1102">
              <text:list-item>
                <text:p text:style-name="a1101" text:class-names="" text:cond-style-name=""><text:span text:style-name="a1100" text:class-names=""><text:s text:c="1"/>The persecuted (5:5, 8)<text:s text:c="1"/>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><text:s text:c="1"/>The women (5:11)<text:s text:c="1"/></text:span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><text:s text:c="1"/>The noble (5:12)<text:s text:c="1"/></text:span></text:p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><text:s text:c="1"/>The old and the young (5:13-14)<text:s text:c="1"/></text:span></text:p>
              </text:list-item>
            </text:list>
            <text:list text:style-name="a1114">
              <text:list-item>
                <text:p text:style-name="a1113" text:class-names="" text:cond-style-name=""><text:span text:style-name="a1112" text:class-names=""/></text:p>
              </text:list-item>
            </text:list>
          </draw:text-box>
          <svg:title/>
          <svg:desc/>
        </draw:frame>
      </draw:page>
      <draw:page draw:name="Slide39" draw:style-name="a1116" draw:master-page-name="Master1-Layout12-tx-Title-and-Text" presentation:presentation-page-layout-name="Master1-PPL12" draw:id="Slide-294">
        <draw:frame draw:id="id169" presentation:style-name="a1120" draw:name="Title 1" svg:x="1.38in" svg:y="0.4in" svg:width="10.6in" svg:height="1.44965in" presentation:class="title" presentation:placeholder="false">
          <draw:text-box>
            <text:p text:style-name="a1119" text:class-names="" text:cond-style-name=""><text:span text:style-name="a1117" text:class-names="">REMEMBER US (5:1-18):<text:s text:c="1"/></text:span><text:span text:style-name="a1118" text:class-names=""/></text:p>
          </draw:text-box>
          <svg:title/>
          <svg:desc/>
        </draw:frame>
        <draw:frame draw:id="id170" presentation:style-name="a1130" draw:name="Text Placeholder 2" svg:x="1.38in" svg:y="2in" svg:width="9.4in" svg:height="4.75868in" presentation:class="outline" presentation:placeholder="false">
          <draw:text-box>
            <text:list text:style-name="a1123">
              <text:list-item>
                <text:p text:style-name="a1122" text:class-names="" text:cond-style-name=""><text:span text:style-name="a1121" text:class-names=""><text:s text:c="1"/>The suffering (5:2-14):<text:s text:c="1"/></text:span></text:p>
              </text:list-item>
            </text:list>
            <text:list text:style-name="a1126">
              <text:list-item>
                <text:p text:style-name="a1125" text:class-names="" text:cond-style-name=""><text:span text:style-name="a1124" text:class-names=""><text:s text:c="1"/>The sadness (5:15-18):<text:s text:c="1"/>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/></text:p>
              </text:list-item>
            </text:list>
          </draw:text-box>
          <svg:title/>
          <svg:desc/>
        </draw:frame>
      </draw:page>
      <draw:page draw:name="Slide40" draw:style-name="a1131" draw:master-page-name="Master1-Layout12-tx-Title-and-Text" presentation:presentation-page-layout-name="Master1-PPL12" draw:id="Slide-295">
        <draw:frame draw:id="id171" presentation:style-name="a1135" draw:name="Title 1" svg:x="1.38in" svg:y="0.4in" svg:width="10.6in" svg:height="1.44965in" presentation:class="title" presentation:placeholder="false">
          <draw:text-box>
            <text:p text:style-name="a1134" text:class-names="" text:cond-style-name=""><text:span text:style-name="a1132" text:class-names="">SECTION OUTLINE FIVE (LAMENTATIONS 5)<text:s text:c="1"/></text:span><text:span text:style-name="a1133" text:class-names=""/></text:p>
          </draw:text-box>
          <svg:title/>
          <svg:desc/>
        </draw:frame>
        <draw:frame draw:id="id172" presentation:style-name="a1145" draw:name="Text Placeholder 2" svg:x="1.38in" svg:y="2in" svg:width="9.4in" svg:height="4.75868in" presentation:class="outline" presentation:placeholder="false">
          <draw:text-box>
            <text:list text:style-name="a1138">
              <text:list-item>
                <text:p text:style-name="a1137" text:class-names="" text:cond-style-name=""><text:span text:style-name="a1136" text:class-names="">REMEMBER US (5:1-18):<text:s text:c="1"/></text:span></text:p>
              </text:list-item>
            </text:list>
            <text:list text:style-name="a1141">
              <text:list-item>
                <text:p text:style-name="a1140" text:class-names="" text:cond-style-name=""><text:span text:style-name="a1139" text:class-names="">RESTORE US (5:19-22):<text:s text:c="1"/>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/></text:p>
              </text:list-item>
            </text:list>
          </draw:text-box>
          <svg:title/>
          <svg:desc/>
        </draw:frame>
      </draw:page>
      <draw:page draw:name="Slide41" draw:style-name="a1146" draw:master-page-name="Master1-Layout1-title-Title-Slide" presentation:presentation-page-layout-name="Master1-PPL1" draw:id="Slide-296">
        <draw:frame draw:id="id173" presentation:style-name="a1150" draw:name="Title 1" svg:x="1.38in" svg:y="0.83in" svg:width="10.3in" svg:height="4.42in" presentation:class="title" presentation:placeholder="false">
          <draw:text-box>
            <text:p text:style-name="a1149" text:class-names="" text:cond-style-name=""><text:span text:style-name="a1147" text:class-names="">Lamentations</text:span><text:span text:style-name="a1148" text:class-names=""/></text:p>
          </draw:text-box>
          <svg:title/>
          <svg:desc/>
        </draw:frame>
        <draw:frame draw:id="id174" presentation:style-name="a1151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amentations</dc:title>
    <meta:initial-creator>David STRICKLAND</meta:initial-creator>
    <dc:creator>David STRICKLAND</dc:creator>
    <meta:creation-date>2020-02-22T19:29:27Z</meta:creation-date>
    <dc:date>2020-02-22T19:29:28Z</dc:date>
    <meta:template xlink:href="BibleStudy" xlink:type="simple"/>
    <meta:editing-cycles>1</meta:editing-cycles>
    <meta:editing-duration>PT0S</meta:editing-duration>
    <meta:document-statistic meta:paragraph-count="146" meta:word-count="1041"/>
  </office:meta>
</office:document-meta>
</file>